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28cm"/>
    </style:style>
    <style:style style:name="co2" style:family="table-column">
      <style:table-column-properties fo:break-before="auto" style:column-width="26.444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2.282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/>
          <table:table-cell table:style-name="ce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2">
          <table:table-cell/>
          <table:table-cell table:style-name="ce4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10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10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21" office:value-type="string" calcext:value-type="string">
            <text:p>todo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10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21" office:value-type="string" calcext:value-type="string">
            <text:p>todo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10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10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10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21" office:value-type="string" calcext:value-type="string">
            <text:p>todo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10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10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10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21" office:value-type="string" calcext:value-type="string">
            <text:p>todo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10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10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21" office:value-type="string" calcext:value-type="string">
            <text:p>todo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21" office:value-type="string" calcext:value-type="string">
            <text:p>todo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10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21" office:value-type="string" calcext:value-type="string">
            <text:p>todo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21" office:value-type="string" calcext:value-type="string">
            <text:p>todo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21" office:value-type="string" calcext:value-type="string">
            <text:p>todo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 table:number-rows-repeated="104809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4:50:23.6782051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0-10-14T11:36:56</meta:creation-date>
    <dc:date>2021-01-18T14:55:49.997062115</dc:date>
    <meta:generator>LibreOffice/7.0.3.1$Linux_X86_64 LibreOffice_project/d7547858d014d4cf69878db179d326fc3483e082</meta:generator>
    <meta:editing-duration>PT1H58S</meta:editing-duration>
    <meta:editing-cycles>3</meta:editing-cycles>
    <meta:document-statistic meta:table-count="1" meta:cell-count="134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